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8cm"/>
    </style:style>
    <style:style style:name="co6" style:family="table-column">
      <style:table-column-properties fo:break-before="auto" style:column-width="19.288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6.69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6.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 style:vertical-align="middl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13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 style:data-style-name="N0">
      <style:table-cell-properties fo:border="0.06pt solid #000000"/>
      <style:text-properties style:font-name="細明體" style:font-name-asian="細明體1" style:font-name-complex="細明體1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油的產品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office:value-type="string" calcext:value-type="string">
            <text:p>特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2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table:style-name="ce3" office:value-type="string" calcext:value-type="string">
            <text:p>單元不飽和脂肪酸達50%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table:style-name="ce3" office:value-type="string" calcext:value-type="string">
            <text:p>單元不飽和脂肪酸達40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得意的一天</text:p>
          </table:table-cell>
          <table:table-cell table:style-name="ce5" office:value-type="string" calcext:value-type="string">
            <text:p>不飽和葵花油</text:p>
          </table:table-cell>
          <table:table-cell table:style-name="ce2" office:value-type="string" calcext:value-type="string">
            <text:p>含α型天然維生素E，具抗氧化作用，可增進皮膚與血球的健康</text:p>
            <text:p>單元不飽和脂肪酸達35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table:style-name="ce3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油的知識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table:style-name="ce11" office:value-type="string" calcext:value-type="string">
            <text:p>名詞</text:p>
          </table:table-cell>
          <table:table-cell table:style-name="ce11" office:value-type="string" calcext:value-type="string">
            <text:p>說明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發煙點</text:p>
          </table:table-cell>
          <table:table-cell table:style-name="ce11" office:value-type="string" calcext:value-type="string">
            <text:p>該油脂開始冒煙的溫度，只要達到發煙點以上，對人體不好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傳統壓榨</text:p>
          </table:table-cell>
          <table:table-cell table:style-name="ce11"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冷壓榨油</text:p>
          </table:table-cell>
          <table:table-cell table:style-name="ce11"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溶劑萃取</text:p>
          </table:table-cell>
          <table:table-cell table:style-name="ce11"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炸油法</text:p>
          </table:table-cell>
          <table:table-cell table:style-name="ce11" office:value-type="string" calcext:value-type="string">
            <text:p>在冷鍋放入<text:span text:style-name="T2">豬肥油</text:span>後，開火攪拌，拌出豬油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蒸煮法</text:p>
          </table:table-cell>
          <table:table-cell table:style-name="ce11" office:value-type="string" calcext:value-type="string">
            <text:p>把<text:span text:style-name="T2">豬肥油</text:span>放入電鍋中，在外鍋加水，加熱後蒸出油脂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容量選擇</text:p>
          </table:table-cell>
          <table:table-cell table:style-name="ce11" office:value-type="string" calcext:value-type="string">
            <text:p>因油接觸空氣會氧化變質(產生自由基)，儘量選小瓶裝(500ML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飽和脂肪酸</text:p>
          </table:table-cell>
          <table:table-cell table:style-name="ce11" office:value-type="string" calcext:value-type="string">
            <text:p>油質最穩定最耐熱，較適合高溫烹調，常溫會呈現半固態，容易堆積造成心血管疾病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單元不飽和脂肪酸(Omega-9)</text:p>
          </table:table-cell>
          <table:table-cell table:style-name="ce11" office:value-type="string" calcext:value-type="string">
            <text:p>降膽固醇、較不易氧化產生自由基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3)</text:p>
          </table:table-cell>
          <table:table-cell table:style-name="ce11" office:value-type="string" calcext:value-type="string">
            <text:p>人體不會自然合成，深海魚類、魚油、亞麻仁油、紫蘇油、藻類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6)</text:p>
          </table:table-cell>
          <table:table-cell table:style-name="ce11" office:value-type="string" calcext:value-type="string">
            <text:p>人體不會自然合成，堅果、肉類、葡萄籽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食用油種類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8"/>
        <table:table-column table:style-name="co8" table:default-cell-style-name="ce1"/>
        <table:table-column table:style-name="co1" table:number-columns-repeated="2" table:default-cell-style-name="ce8"/>
        <table:table-column table:style-name="co9" table:default-cell-style-name="ce1"/>
        <table:table-column table:style-name="co5" table:number-columns-repeated="3" table:default-cell-style-name="ce1"/>
        <table:table-column table:style-name="co4" table:number-columns-repeated="1012" table:default-cell-style-name="ce1"/>
        <table:table-row table:style-name="ro1">
          <table:table-cell table:style-name="ce11" office:value-type="string" calcext:value-type="string">
            <text:p>種類</text:p>
          </table:table-cell>
          <table:table-cell table:style-name="ce11" office:value-type="string" calcext:value-type="string">
            <text:p>中文名稱</text:p>
          </table:table-cell>
          <table:table-cell table:style-name="ce11" office:value-type="string" calcext:value-type="string">
            <text:p>英文名稱</text:p>
          </table:table-cell>
          <table:table-cell table:style-name="ce11" office:value-type="string" calcext:value-type="string">
            <text:p>細分類</text:p>
          </table:table-cell>
          <table:table-cell table:style-name="ce7" office:value-type="string" calcext:value-type="string">
            <text:p>台灣常見</text:p>
          </table:table-cell>
          <table:table-cell table:style-name="ce11" office:value-type="string" calcext:value-type="string">
            <text:p>備註</text:p>
          </table:table-cell>
          <table:table-cell table:style-name="ce7" office:value-type="string" calcext:value-type="string">
            <text:p>沙拉油</text:p>
          </table:table-cell>
          <table:table-cell table:style-name="ce9" office:value-type="string" calcext:value-type="string">
            <text:p>高溫</text:p>
          </table:table-cell>
          <table:table-cell table:style-name="ce10" office:value-type="string" calcext:value-type="string">
            <text:p>飽和脂肪酸</text:p>
          </table:table-cell>
          <table:table-cell table:style-name="ce10" office:value-type="string" calcext:value-type="string">
            <text:p>單元不飽和脂肪酸(Omega-9)</text:p>
          </table:table-cell>
          <table:table-cell table:style-name="ce10" office:value-type="string" calcext:value-type="string">
            <text:p>多元不飽和脂肪酸(Omega-3)</text:p>
          </table:table-cell>
          <table:table-cell table:style-name="ce10" office:value-type="string" calcext:value-type="string">
            <text:p>多元不飽和脂肪酸(Omega-6)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酪梨油</text:p>
          </table:table-cell>
          <table:table-cell table:style-name="ce11" office:value-type="string" calcext:value-type="string">
            <text:p>Avocado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芥花籽油</text:p>
          </table:table-cell>
          <table:table-cell table:style-name="ce11" office:value-type="string" calcext:value-type="string">
            <text:p>Canola oil</text:p>
          </table:table-cell>
          <table:table-cell table:style-name="ce11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11"/>
          <table:table-cell table:style-name="ce7" office:value-type="string" calcext:value-type="string">
            <text:p>V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椰子油</text:p>
          </table:table-cell>
          <table:table-cell table:style-name="ce11" office:value-type="string" calcext:value-type="string">
            <text:p>Coconut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玉米胚芽油</text:p>
          </table:table-cell>
          <table:table-cell table:style-name="ce11" office:value-type="string" calcext:value-type="string">
            <text:p>Corn oil</text:p>
          </table:table-cell>
          <table:table-cell table:style-name="ce11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棉籽油</text:p>
          </table:table-cell>
          <table:table-cell table:style-name="ce11" office:value-type="string" calcext:value-type="string">
            <text:p>Cotton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亞麻籽油</text:p>
          </table:table-cell>
          <table:table-cell table:style-name="ce11" office:value-type="string" calcext:value-type="string">
            <text:p>Flax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X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麻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初榨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品質較高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精煉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人工精煉，可耐高溫</text:p>
          </table:table-cell>
          <table:table-cell table:style-name="ce7"/>
          <table:table-cell table:style-name="ce9" office:value-type="string" calcext:value-type="string">
            <text:p>O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棕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花生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紅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豆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葵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苦茶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茶油，油茶樹果實種籽</text:p>
          </table:table-cell>
          <table:table-cell table:style-name="ce7"/>
          <table:table-cell table:style-name="ce9" office:value-type="string" calcext:value-type="string">
            <text:p>O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茶葉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芝麻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麻油或胡麻油，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葡萄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小麥胚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米糠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豬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7" office:value-type="string" calcext:value-type="string">
            <text:p>V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羊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雞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鴨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鵝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牛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肝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調和油</text:p>
          </table:table-cell>
          <table:table-cell table:style-name="ce11" table:number-columns-repeated="3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4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烹調方式" table:style-name="ta1">
        <table:table-column table:style-name="co1" table:default-cell-style-name="ce1"/>
        <table:table-column table:style-name="co10" table:default-cell-style-name="ce8"/>
        <table:table-column table:style-name="co11" table:default-cell-style-name="ce8"/>
        <table:table-column table:style-name="co12" table:default-cell-style-name="ce1"/>
        <table:table-column table:style-name="co1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3" office:value-type="string" calcext:value-type="string">
            <text:p>投入料物於湯內，加熱至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3" office:value-type="string" calcext:value-type="string">
            <text:p>食物中加入洋菜、果膠或利用食物天然的膠質，利用低溫把菜與湯汁凍結起來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食物先用急火熱油炸過，再加調味汁翻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多量油（可蓋過菜餚的量）燒熱後，將食物加熱至熟。</text:p>
          </table:table-cell>
          <table:table-cell/>
          <table:table-cell office:value-type="string" calcext:value-type="string">
            <text:p>高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6-28T23:40:43.424000000</dc:date>
    <meta:editing-cycles>38</meta:editing-cycles>
    <meta:editing-duration>PT3H23M6S</meta:editing-duration>
    <meta:document-statistic meta:table-count="4" meta:cell-count="256" meta:object-count="0"/>
  </office:meta>
</office:document-meta>
</file>